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Talvez você saiba que o nosso querido estado de Mato Grosso já foi território espanhol. Portugueses e espanhóis foram atraídos pelos rumores de que havia aqui muita riqueza não explorada por aqui. </text:p>
      <text:p text:style-name="Standard"/>
      <text:p text:style-name="Standard">Desta maneira, ninguém ficou muito surpreso quando, em 1718, um bandeirante chamado <text:span text:style-name="T1">Pascoal Moreira Cabral Leme</text:span> descobriu grandes jazidas de ouro no rio Coxipó. Esta descoberta deu início à corrida exploratória que ajudou a povoar nosso est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oni </meta:initial-creator>
    <meta:creation-date>2014-09-16T18:11:58</meta:creation-date>
    <dc:date>2014-09-16T18:15:26</dc:date>
    <dc:creator>raoni </dc:creator>
    <meta:editing-duration>P0D</meta:editing-duration>
    <meta:editing-cycles>1</meta:editing-cycles>
    <meta:document-statistic meta:table-count="0" meta:image-count="0" meta:object-count="0" meta:page-count="1" meta:paragraph-count="2" meta:word-count="69" meta:character-count="441" meta:non-whitespace-character-count="373"/>
    <meta:generator>LibreOffice/3.5$Linux_X86_64 LibreOffice_project/350m1$Build-2</meta:generator>
  </office:meta>
</office:document-meta>
</file>